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application/rdf+xml" manifest:full-path="manifest.rdf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4.1597in" style:rel-column-width="5990*"/>
    </style:style>
    <style:style style:name="Table8.B" style:family="table-column">
      <style:table-column-properties style:column-width="2.7674in" style:rel-column-width="398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1.9569in" style:rel-column-width="18518*"/>
    </style:style>
    <style:style style:name="Table1.B" style:family="table-column">
      <style:table-column-properties style:column-width="0.5285in" style:rel-column-width="5001*"/>
    </style:style>
    <style:style style:name="Table1.C" style:family="table-column">
      <style:table-column-properties style:column-width="1.0417in" style:rel-column-width="9857*"/>
    </style:style>
    <style:style style:name="Table1.D" style:family="table-column">
      <style:table-column-properties style:column-width="1.5736in" style:rel-column-width="14891*"/>
    </style:style>
    <style:style style:name="Table1.E" style:family="table-column">
      <style:table-column-properties style:column-width="1.825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1.9569in" style:rel-column-width="18518*"/>
    </style:style>
    <style:style style:name="Table2.B" style:family="table-column">
      <style:table-column-properties style:column-width="0.5285in" style:rel-column-width="5001*"/>
    </style:style>
    <style:style style:name="Table2.C" style:family="table-column">
      <style:table-column-properties style:column-width="1.0417in" style:rel-column-width="9857*"/>
    </style:style>
    <style:style style:name="Table2.D" style:family="table-column">
      <style:table-column-properties style:column-width="1.5736in" style:rel-column-width="14891*"/>
    </style:style>
    <style:style style:name="Table2.E" style:family="table-column">
      <style:table-column-properties style:column-width="1.825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_1Table8" style:family="table">
      <style:table-properties style:width="6.9271in" fo:margin-left="0in" fo:margin-right="-0.0021in" table:align="margins"/>
    </style:style>
    <style:style style:name="_1Table8.A" style:family="table-column">
      <style:table-column-properties style:column-width="4.1597in" style:rel-column-width="5990*"/>
    </style:style>
    <style:style style:name="_1Table8.B" style:family="table-column">
      <style:table-column-properties style:column-width="2.7674in" style:rel-column-width="3985*"/>
    </style:style>
    <style:style style:name="_1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8.B1" style:family="table-cell">
      <style:table-cell-properties fo:padding="0.0382in" fo:border="0.0007in solid #000000"/>
    </style:style>
    <style:style style:name="_1Table8.A2" style:family="table-cell">
      <style:table-cell-properties fo:padding="0.0382in" fo:border-left="0.0007in solid #000000" fo:border-right="none" fo:border-top="none" fo:border-bottom="0.0007in solid #000000"/>
    </style:style>
    <style:style style:name="_1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" style:family="table">
      <style:table-properties style:width="6.925in" fo:margin-top="0in" fo:margin-bottom="0in" table:align="margins"/>
    </style:style>
    <style:style style:name="_1Table1.A" style:family="table-column">
      <style:table-column-properties style:column-width="1.9569in" style:rel-column-width="18518*"/>
    </style:style>
    <style:style style:name="_1Table1.B" style:family="table-column">
      <style:table-column-properties style:column-width="0.5285in" style:rel-column-width="5001*"/>
    </style:style>
    <style:style style:name="_1Table1.C" style:family="table-column">
      <style:table-column-properties style:column-width="1.0417in" style:rel-column-width="9857*"/>
    </style:style>
    <style:style style:name="_1Table1.D" style:family="table-column">
      <style:table-column-properties style:column-width="1.5736in" style:rel-column-width="14891*"/>
    </style:style>
    <style:style style:name="_1Table1.E" style:family="table-column">
      <style:table-column-properties style:column-width="1.825in" style:rel-column-width="17268*"/>
    </style:style>
    <style:style style:name="_1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1.C1" style:family="table-cell">
      <style:table-cell-properties style:vertical-align="middle" fo:padding="0.0382in" fo:border="0.0007in solid #000000"/>
    </style:style>
    <style:style style:name="_1Table1.2" style:family="table-row">
      <style:table-row-properties style:min-row-height="0.1931in"/>
    </style:style>
    <style:style style:name="_1Table1.A2" style:family="table-cell">
      <style:table-cell-properties fo:padding="0.0382in" fo:border-left="0.0007in solid #000000" fo:border-right="none" fo:border-top="none" fo:border-bottom="0.0007in solid #000000"/>
    </style:style>
    <style:style style:name="_1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_1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_1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.5" style:family="table-row">
      <style:table-row-properties style:min-row-height="0.2278in"/>
    </style:style>
    <style:style style:name="_1Table2" style:family="table">
      <style:table-properties style:width="6.925in" fo:margin-top="0in" fo:margin-bottom="0in" table:align="margins"/>
    </style:style>
    <style:style style:name="_1Table2.A" style:family="table-column">
      <style:table-column-properties style:column-width="1.9569in" style:rel-column-width="18518*"/>
    </style:style>
    <style:style style:name="_1Table2.B" style:family="table-column">
      <style:table-column-properties style:column-width="0.5285in" style:rel-column-width="5001*"/>
    </style:style>
    <style:style style:name="_1Table2.C" style:family="table-column">
      <style:table-column-properties style:column-width="1.0417in" style:rel-column-width="9857*"/>
    </style:style>
    <style:style style:name="_1Table2.D" style:family="table-column">
      <style:table-column-properties style:column-width="1.5736in" style:rel-column-width="14891*"/>
    </style:style>
    <style:style style:name="_1Table2.E" style:family="table-column">
      <style:table-column-properties style:column-width="1.825in" style:rel-column-width="17268*"/>
    </style:style>
    <style:style style:name="_1Table2.1" style:family="table-row">
      <style:table-row-properties style:min-row-height="0.2097in"/>
    </style:style>
    <style:style style:name="_1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2.E1" style:family="table-cell">
      <style:table-cell-properties style:vertical-align="middle" fo:padding="0.0382in" fo:border="0.0007in solid #000000"/>
    </style:style>
    <style:style style:name="_1Table2.A2" style:family="table-cell">
      <style:table-cell-properties fo:padding="0.0382in" fo:border-left="0.0007in solid #000000" fo:border-right="none" fo:border-top="none" fo:border-bottom="0.0007in solid #000000"/>
    </style:style>
    <style:style style:name="_1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P1" style:family="paragraph" style:parent-style-name="Footer">
      <style:text-properties style:font-name="Segoe UI" fo:font-size="8pt" style:font-size-asian="8pt" style:font-size-complex="8pt"/>
    </style:style>
    <style:style style:name="_1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_1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_1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_1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_1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_1P8" style:family="paragraph" style:parent-style-name="Standard">
      <style:text-properties style:font-name="Segoe UI" fo:font-size="7pt" style:font-size-asian="7pt" style:font-size-complex="7pt"/>
    </style:style>
    <style:style style:name="_1P9" style:family="paragraph" style:parent-style-name="Table_20_Contents">
      <style:text-properties style:font-name="Segoe UI" fo:font-size="5pt" style:font-size-asian="5pt" style:font-size-complex="5pt"/>
    </style:style>
    <style:style style:name="_1P10" style:family="paragraph" style:parent-style-name="Table_20_Contents">
      <style:text-properties style:font-name="Segoe UI" fo:font-size="7pt" style:font-size-asian="7pt" style:font-size-complex="7pt"/>
    </style:style>
    <style:style style:name="_1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_1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_1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P14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P15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_1P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T1" style:family="text">
      <style:text-properties style:font-name="Segoe UI" fo:font-size="7pt" style:font-size-asian="7pt" style:font-size-complex="7pt"/>
    </style:style>
    <style:style style:name="_1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_1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_1Sect2" style:family="section">
      <style:section-properties style:editable="false">
        <style:columns fo:column-count="1" fo:column-gap="0in"/>
      </style:section-properties>
    </style:style>
    <style:page-layout style:name="_1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1_0_0MP1" style:family="paragraph" style:parent-style-name="Footer">
      <style:text-properties style:font-name="Segoe UI" fo:font-size="8pt" style:font-size-asian="8pt" style:font-size-complex="8pt"/>
    </style:style>
    <style:page-layout style:name="_1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_1Illustration"/>
        <text:sequence-decl text:display-outline-level="0" text:name="_1Table"/>
        <text:sequence-decl text:display-outline-level="0" text:name="_1Text"/>
        <text:sequence-decl text:display-outline-level="0" text:name="_1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4"/>: <text:s/><text:span text:description="customer">467HJYJY, GP</text:span></text:p>
            </table:table-cell>
            <table:table-cell table:style-name="Table8.B1" office:value-type="string">
              <text:p text:style-name="P5"><text:s/>Date <text:s text:c="22"/>: <text:s/><text:span text:description="date">2015-07-03</text:span></text:p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7-6578, 15P-07-9006</text:span></text:p>
            </table:table-cell>
            <table:table-cell table:style-name="Table8.B2" office:value-type="string">
              <text:p text:style-name="P14">Fabric Style <text:s text:c="10"/>: <text:s text:c="2"/>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568 +560 </text:span></text:p>
            </table:table-cell>
            <table:table-cell table:style-name="Table8.B2" office:value-type="string">
              <text:p text:style-name="P16"><text:s/>Total Quantity <text:s text:c="5"/>: <text:s/><text:span text:description="total">1128.0</text:span></text:p>
            </table:table-cell>
          </table:table-row>
          <table:table-row>
            <table:table-cell table:style-name="Table8.A2" office:value-type="string">
              <text:p text:style-name="P7">Design Name <text:s text:c="7"/>: <text:s/><text:span text:description="desName">Peach Dressing</text:span></text:p>
            </table:table-cell>
            <table:table-cell table:style-name="Table8.B2" office:value-type="string">
              <text:p text:style-name="P13"><text:s/>Color <text:s text:c="20"/>: <text:s text:c="2"/><text:span text:description="color">Blue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11">Laboratory Recipe</text:p>
            </table:table-cell>
            <table:covered-table-cell/>
            <table:table-cell table:style-name="Table1.C1" table:number-columns-spanned="3" office:value-type="string">
              <text:p text:style-name="P11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Aqua Orange</text:span></text:p>
            </table:table-cell>
            <table:covered-table-cell/>
            <table:table-cell table:style-name="Table1.C2" office:value-type="string">
              <text:p text:style-name="P11"><text:span text:description="kilo1">13.0</text:span> <text:s/>Kgs</text:p>
            </table:table-cell>
            <table:table-cell table:style-name="Table1.C2" office:value-type="string">
              <text:p text:style-name="P11">Actual</text:p>
            </table:table-cell>
            <table:table-cell table:style-name="Table1.E2" office:value-type="string">
              <text:p text:style-name="P11">Consumption</text:p>
            </table:table-cell>
          </table:table-row>
          <table:table-row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span text:description="screen1_1">Blue</text:span></text:p>
            </table:table-cell>
            <table:table-cell table:style-name="Table1.A2" office:value-type="string">
              <text:p text:style-name="P12"><text:span text:description="per1_1">12.0</text:span></text:p>
            </table:table-cell>
            <table:table-cell table:style-name="Table1.A2" office:value-type="string">
              <text:p text:style-name="P12"><text:span text:description="kg1_1">1.56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 table:style-name="Table1.5">
            <table:table-cell table:style-name="Table1.A2" office:value-type="string">
              <text:p text:style-name="P12"><text:span text:description="screen1_2">FEG</text:span></text:p>
            </table:table-cell>
            <table:table-cell table:style-name="Table1.A2" office:value-type="string">
              <text:p text:style-name="P12"><text:span text:description="per1_2">6.0</text:span></text:p>
            </table:table-cell>
            <table:table-cell table:style-name="Table1.A2" office:value-type="string">
              <text:p text:style-name="P12"><text:span text:description="kg1_2">0.78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span text:description="screen1_3">ORANGE</text:span></text:p>
            </table:table-cell>
            <table:table-cell table:style-name="Table1.A2" office:value-type="string">
              <text:p text:style-name="P12"><text:span text:description="per1_3">5.0</text:span></text:p>
            </table:table-cell>
            <table:table-cell table:style-name="Table1.A2" office:value-type="string">
              <text:p text:style-name="P12"><text:span text:description="kg1_3">0.65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3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Mage Red</text:span></text:p>
          </table:table-cell>
          <table:covered-table-cell/>
          <table:table-cell table:style-name="Table2.C1" office:value-type="string">
            <text:p text:style-name="P11"><text:span text:description="m.get(&quot;kil2&quot;)">10.0</text:span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>BLUE GREEN</text:span></text:p>
          </table:table-cell>
          <table:table-cell table:style-name="Table2.A2" office:value-type="string">
            <text:p text:style-name="P12"><text:span text:description="m.get(&quot;per1&quot;)">4.0</text:span></text:p>
          </table:table-cell>
          <table:table-cell table:style-name="Table2.A2" office:value-type="string">
            <text:p text:style-name="P12"><text:span text:description="m.get(&quot;kilo1&quot;)">0.40</text:span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>RED</text:span></text:p>
          </table:table-cell>
          <table:table-cell table:style-name="Table2.A2" office:value-type="string">
            <text:p text:style-name="P12"><text:span text:description="m.get(&quot;per2&quot;)">6.0</text:span></text:p>
          </table:table-cell>
          <table:table-cell table:style-name="Table2.A2" office:value-type="string">
            <text:p text:style-name="P12"><text:span text:description="m.get(&quot;kilo2&quot;)">0.60</text:span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Stars Blue</text:span></text:p>
          </table:table-cell>
          <table:covered-table-cell/>
          <table:table-cell table:style-name="Table2.C1" office:value-type="string">
            <text:p text:style-name="P11"><text:span text:description="m.get(&quot;kil2&quot;)">20.0</text:span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>Blue</text:span></text:p>
          </table:table-cell>
          <table:table-cell table:style-name="Table2.A2" office:value-type="string">
            <text:p text:style-name="P12"><text:span text:description="m.get(&quot;per1&quot;)">3.0</text:span></text:p>
          </table:table-cell>
          <table:table-cell table:style-name="Table2.A2" office:value-type="string">
            <text:p text:style-name="P12"><text:span text:description="m.get(&quot;kilo1&quot;)">0.60</text:span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ageBreak"/>
      <text:section text:style-name="_1Sect1" text:name="_1Section1">
        <table:table table:name="Table8" table:style-name="_1Table8">
          <table:table-column table:style-name="_1Table8.A"/>
          <table:table-column table:style-name="_1Table8.B"/>
          <table:table-row>
            <table:table-cell table:style-name="_1Table8.A1" office:value-type="string">
              <text:p text:style-name="_1P7">Customer <text:s text:c="14"/>: <text:s/><text:span text:description="customer">TYLER ZELLER, GP</text:span></text:p>
            </table:table-cell>
            <table:table-cell table:style-name="_1Table8.B1" office:value-type="string">
              <text:p text:style-name="_1P5"><text:s/>Date <text:s text:c="22"/>: <text:s/><text:span text:description="date">2015-07-03</text:span></text:p>
            </table:table-cell>
          </table:table-row>
          <table:table-row>
            <table:table-cell table:style-name="_1Table8.A2" office:value-type="string">
              <text:p text:style-name="_1P7">Job Order &amp; DR# <text:s/>: <text:s/><text:span text:description="job">15P-07-5152, 15P-07-5153</text:span></text:p>
            </table:table-cell>
            <table:table-cell table:style-name="_1Table8.B2" office:value-type="string">
              <text:p text:style-name="_1P14">Fabric Style <text:s text:c="10"/>: <text:s text:c="2"/><text:span text:description="fabStyle">PONGEE</text:span></text:p>
            </table:table-cell>
          </table:table-row>
          <table:table-row>
            <table:table-cell table:style-name="_1Table8.A2" office:value-type="string">
              <text:p text:style-name="_1P5">Quantity <text:s text:c="15"/>: <text:s text:c="2"/><text:span text:description="quant">456 +678 </text:span></text:p>
            </table:table-cell>
            <table:table-cell table:style-name="_1Table8.B2" office:value-type="string">
              <text:p text:style-name="_1P16"><text:s/>Total Quantity <text:s text:c="5"/>: <text:s/><text:span text:description="total">1134.0</text:span></text:p>
            </table:table-cell>
          </table:table-row>
          <table:table-row>
            <table:table-cell table:style-name="_1Table8.A2" office:value-type="string">
              <text:p text:style-name="_1P7">Design Name <text:s text:c="7"/>: <text:s/><text:span text:description="desName">Peach Dressing</text:span></text:p>
            </table:table-cell>
            <table:table-cell table:style-name="_1Table8.B2" office:value-type="string">
              <text:p text:style-name="_1P13"><text:s/>Color <text:s text:c="20"/>: <text:s text:c="2"/><text:span text:description="color">Green</text:span></text:p>
            </table:table-cell>
          </table:table-row>
        </table:table>
        <text:p text:style-name="_1P6"/>
      </text:section>
      <text:section text:style-name="_1Sect2" text:name="_1Sec2">
        <text:p text:style-name="_1P2"/>
        <table:table table:name="Table1" table:style-name="_1Table1">
          <table:table-column table:style-name="_1Table1.A"/>
          <table:table-column table:style-name="_1Table1.B"/>
          <table:table-column table:style-name="_1Table1.C"/>
          <table:table-column table:style-name="_1Table1.D"/>
          <table:table-column table:style-name="_1Table1.E"/>
          <table:table-row>
            <table:table-cell table:style-name="_1Table1.A1" table:number-columns-spanned="2" office:value-type="string">
              <text:p text:style-name="_1P11">Laboratory Recipe</text:p>
            </table:table-cell>
            <table:covered-table-cell/>
            <table:table-cell table:style-name="_1Table1.C1" table:number-columns-spanned="3" office:value-type="string">
              <text:p text:style-name="_1P11">Production Recipe</text:p>
            </table:table-cell>
            <table:covered-table-cell/>
            <table:covered-table-cell/>
          </table:table-row>
          <table:table-row table:style-name="_1Table1.2">
            <table:table-cell table:style-name="_1Table1.A2" table:number-columns-spanned="2" office:value-type="string">
              <text:p text:style-name="_1P10">Colorway No :</text:p>
              <text:p text:style-name="_1P10">Screen No 1 : <text:span text:description="screen1">Aqua Orange</text:span></text:p>
            </table:table-cell>
            <table:covered-table-cell/>
            <table:table-cell table:style-name="_1Table1.C2" office:value-type="string">
              <text:p text:style-name="_1P11"><text:span text:description="kilo1">12.0</text:span> <text:s/>Kgs</text:p>
            </table:table-cell>
            <table:table-cell table:style-name="_1Table1.C2" office:value-type="string">
              <text:p text:style-name="_1P11">Actual</text:p>
            </table:table-cell>
            <table:table-cell table:style-name="_1Table1.E2" office:value-type="string">
              <text:p text:style-name="_1P11">Consumption</text:p>
            </table:table-cell>
          </table:table-row>
          <table:table-row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1">%</text:p>
            </table:table-cell>
            <table:table-cell table:style-name="_1Table1.A2" office:value-type="string">
              <text:p text:style-name="_1P11">Kg/prep'n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>
            <table:table-cell table:style-name="_1Table1.A2" office:value-type="string">
              <text:p text:style-name="_1P12"><text:span text:description="screen1_1">Blue</text:span></text:p>
            </table:table-cell>
            <table:table-cell table:style-name="_1Table1.A2" office:value-type="string">
              <text:p text:style-name="_1P12"><text:span text:description="per1_1">12.0</text:span></text:p>
            </table:table-cell>
            <table:table-cell table:style-name="_1Table1.A2" office:value-type="string">
              <text:p text:style-name="_1P12"><text:span text:description="kg1_1">1.44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 table:style-name="_1Table1.5">
            <table:table-cell table:style-name="_1Table1.A2" office:value-type="string">
              <text:p text:style-name="_1P12"><text:span text:description="screen1_2">FEG</text:span></text:p>
            </table:table-cell>
            <table:table-cell table:style-name="_1Table1.A2" office:value-type="string">
              <text:p text:style-name="_1P12"><text:span text:description="per1_2">6.0</text:span></text:p>
            </table:table-cell>
            <table:table-cell table:style-name="_1Table1.A2" office:value-type="string">
              <text:p text:style-name="_1P12"><text:span text:description="kg1_2">0.72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>
            <table:table-cell table:style-name="_1Table1.A2" office:value-type="string">
              <text:p text:style-name="_1P12"><text:span text:description="screen1_3">ORANGE</text:span></text:p>
            </table:table-cell>
            <table:table-cell table:style-name="_1Table1.A2" office:value-type="string">
              <text:p text:style-name="_1P12"><text:span text:description="per1_3">5.0</text:span></text:p>
            </table:table-cell>
            <table:table-cell table:style-name="_1Table1.A2" office:value-type="string">
              <text:p text:style-name="_1P12"><text:span text:description="kg1_3">0.60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</table:table>
        <text:section text:style-name="_1Sect2" text:name="_1Sec3">
          <text:p text:style-name="_1P3"><text:tab/><text:tab/><text:tab/><text:span text:style-name="_1T1">Binder : <text:s/></text:span><text:span text:style-name="_1T2"><text:span text:description="bind1">3.5</text:span></text:span><text:span text:style-name="_1T1"> %</text:span></text:p>
        </text:section>
      </text:section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2</text:span> : <text:span text:description="m.get(&quot;screen2&quot;)">Green Yellow</text:span></text:p>
          </table:table-cell>
          <table:covered-table-cell/>
          <table:table-cell table:style-name="_1Table2.C1" office:value-type="string">
            <text:p text:style-name="_1P11"><text:span text:description="m.get(&quot;kil2&quot;)">39.0</text:span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>Blue</text:span></text:p>
          </table:table-cell>
          <table:table-cell table:style-name="_1Table2.A2" office:value-type="string">
            <text:p text:style-name="_1P12"><text:span text:description="m.get(&quot;per1&quot;)">65.0</text:span></text:p>
          </table:table-cell>
          <table:table-cell table:style-name="_1Table2.A2" office:value-type="string">
            <text:p text:style-name="_1P12"><text:span text:description="m.get(&quot;kilo1&quot;)">25.35</text:span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>RED</text:span></text:p>
          </table:table-cell>
          <table:table-cell table:style-name="_1Table2.A2" office:value-type="string">
            <text:p text:style-name="_1P12"><text:span text:description="m.get(&quot;per2&quot;)">6.0</text:span></text:p>
          </table:table-cell>
          <table:table-cell table:style-name="_1Table2.A2" office:value-type="string">
            <text:p text:style-name="_1P12"><text:span text:description="m.get(&quot;kilo2&quot;)">2.34</text:span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3</text:span> : <text:span text:description="m.get(&quot;screen2&quot;)">Magenta Red</text:span></text:p>
          </table:table-cell>
          <table:covered-table-cell/>
          <table:table-cell table:style-name="_1Table2.C1" office:value-type="string">
            <text:p text:style-name="_1P11"><text:span text:description="m.get(&quot;kil2&quot;)">12.0</text:span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>BLUE GREEN</text:span></text:p>
          </table:table-cell>
          <table:table-cell table:style-name="_1Table2.A2" office:value-type="string">
            <text:p text:style-name="_1P12"><text:span text:description="m.get(&quot;per1&quot;)">56.0</text:span></text:p>
          </table:table-cell>
          <table:table-cell table:style-name="_1Table2.A2" office:value-type="string">
            <text:p text:style-name="_1P12"><text:span text:description="m.get(&quot;kilo1&quot;)">6.72</text:span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4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5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6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7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style style:name="PageBreak" style:family="paragraph">
      <style:paragraph-properties fo:break-after="page"/>
    </style:style>
  </office:styles>
  <office:automatic-styles>
    <style:page-layout style:name="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_0MP1" style:family="paragraph" style:parent-style-name="Footer">
      <style:text-properties style:font-name="Segoe UI" fo:font-size="8pt" style:font-size-asian="8pt" style:font-size-complex="8pt"/>
    </style:style>
  </office:automatic-styles>
  <office:master-styles>
    <style:master-page style:name="Standard" style:page-layout-name="_0_0Mpm1">
      <style:footer>
        <text:p text:style-name="_0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meta>
    <meta:initial-creator>Eldridge Tan</meta:initial-creator>
    <meta:creation-date>2014-10-29T22:22:39.28</meta:creation-date>
    <dc:date>2015-06-29T22:57:17.32</dc:date>
    <dc:creator>Eldridge Tan</dc:creator>
    <meta:editing-duration>P3DT8H52M41S</meta:editing-duration>
    <meta:editing-cycles>61</meta:editing-cycles>
    <meta:generator>jOpenDocument/1.4rc2</meta:generator>
    <meta:user-defined meta:name="SingleXMLDocument_count" meta:value-type="float">1</meta:user-defined>
  </office:meta>
</office:document-meta>
</file>